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4A51000032567EC0D79F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MTT10" svg:font-family="CMTT10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SimSun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1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Text_20_body" style:list-style-name="L1">
      <style:paragraph-properties fo:text-align="start" style:justify-single-word="false"/>
    </style:style>
    <style:style style:name="P3" style:family="paragraph" style:parent-style-name="Text_20_body">
      <style:paragraph-properties fo:line-height="100%" fo:text-align="start" style:justify-single-word="false"/>
    </style:style>
    <style:style style:name="P4" style:family="paragraph" style:parent-style-name="Text_20_body">
      <style:text-properties fo:font-style="italic" style:font-style-asian="italic" style:font-style-complex="italic"/>
    </style:style>
    <style:style style:name="P5" style:family="paragraph" style:parent-style-name="Text_20_body">
      <style:text-properties fo:font-style="italic" fo:font-weight="normal" style:font-style-asian="italic" style:font-weight-asian="normal" style:font-style-complex="italic" style:font-weight-complex="normal"/>
    </style:style>
    <style:style style:name="P6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Text_20_body">
      <style:text-properties fo:font-weight="bold" style:font-weight-asian="bold" style:font-weight-complex="bold"/>
    </style:style>
    <style:style style:name="P8" style:family="paragraph" style:parent-style-name="Text_20_body">
      <style:text-properties fo:font-weight="normal" style:font-weight-asian="normal" style:font-weight-complex="normal"/>
    </style:style>
    <style:style style:name="P9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Text_20_body">
      <style:text-properties style:text-underline-style="none" fo:font-weight="bold" style:font-weight-asian="bold" style:font-weight-complex="bold"/>
    </style:style>
    <style:style style:name="P11" style:family="paragraph" style:parent-style-name="Text_20_body">
      <style:text-properties fo:font-size="12pt" style:font-size-asian="12pt" style:font-size-complex="12pt"/>
    </style:style>
    <style:style style:name="P12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Text_20_body" style:list-style-name="L2"/>
    <style:style style:name="P15" style:family="paragraph" style:parent-style-name="Standard">
      <style:text-properties fo:color="#000000" style:font-name="SimSun" fo:font-size="11pt" style:text-underline-style="none" fo:font-weight="bold" style:font-name-asian="CMTT10" style:font-size-asian="11pt" style:font-weight-asian="bold" style:font-name-complex="CMTT10" style:font-size-complex="11pt" style:font-weight-complex="bold"/>
    </style:style>
    <style:style style:name="P16" style:family="paragraph" style:parent-style-name="Standard" style:list-style-name="">
      <style:paragraph-properties fo:text-align="start" style:justify-single-word="false" style:text-autospace="none"/>
      <style:text-properties fo:color="#000000" style:font-name="SimSun" fo:font-size="11pt" style:font-name-asian="CMTT10" style:font-size-asian="11pt" style:font-name-complex="CMTT10" style:font-size-complex="11pt"/>
    </style:style>
    <style:style style:name="P17" style:family="paragraph" style:parent-style-name="Standard" style:list-style-name="">
      <style:paragraph-properties fo:text-align="start" style:justify-single-word="false" style:text-autospace="none"/>
      <style:text-properties fo:color="#000000" style:font-name="SimSun" fo:font-size="10pt" style:font-name-asian="CMTT10" style:font-size-asian="10pt" style:font-name-complex="CMTT10" style:font-size-complex="10pt"/>
    </style:style>
    <style:style style:name="P18" style:family="paragraph" style:parent-style-name="Standard" style:list-style-name="">
      <style:paragraph-properties style:text-autospace="none"/>
      <style:text-properties style:font-name="SimSun"/>
    </style:style>
    <style:style style:name="P19" style:family="paragraph" style:parent-style-name="Heading_20_1">
      <style:paragraph-properties fo:text-align="center" style:justify-single-word="false"/>
    </style:style>
    <style:style style:name="P20" style:family="paragraph" style:parent-style-name="Preformatted_20_Text">
      <style:text-properties fo:font-weight="normal" style:font-weight-asian="normal" style:font-weight-complex="normal"/>
    </style:style>
    <style:style style:name="P21" style:family="paragraph" style:parent-style-name="Preformatted_20_Text">
      <style:paragraph-properties fo:margin-top="0cm" fo:margin-bottom="0.499cm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weight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color="#ff4b00" fo:font-size="11pt" style:font-size-asian="11pt" style:font-size-complex="11pt"/>
    </style:style>
    <style:style style:name="T12" style:family="text">
      <style:text-properties fo:color="#000000" style:font-name="CMTT10" fo:font-size="11pt" style:font-name-asian="CMTT10" style:font-size-asian="11pt" style:font-name-complex="CMTT10" style:font-size-complex="11pt"/>
    </style:style>
    <style:style style:name="T13" style:family="text">
      <style:text-properties fo:color="#000000" fo:font-size="11pt" style:font-name-asian="CMTT10" style:font-size-asian="11pt" style:font-name-complex="CMTT10" style:font-size-complex="11pt"/>
    </style:style>
    <style:style style:name="T14" style:family="text">
      <style:text-properties fo:color="#000000" style:font-name-asian="CMTT10" style:font-name-complex="CMTT10"/>
    </style:style>
    <style:style style:name="T15" style:family="text">
      <style:text-properties fo:color="#000000" fo:font-style="italic" style:font-name-asian="CMTT10" style:font-style-asian="italic" style:font-name-complex="CMTT10" style:font-style-complex="italic"/>
    </style:style>
    <style:style style:name="T16" style:family="text">
      <style:text-properties fo:color="#000000" fo:font-size="12pt" fo:font-weight="normal" style:font-name-asian="CMTT10" style:font-size-asian="12pt" style:font-weight-asian="normal" style:font-name-complex="CMTT10" style:font-size-complex="12pt" style:font-weight-complex="normal"/>
    </style:style>
    <style:style style:name="T17" style:family="text">
      <style:text-properties fo:color="#000000" fo:font-size="12pt" style:font-name-asian="CMTT10" style:font-size-asian="12pt" style:font-name-complex="CMTT10" style:font-size-complex="12pt"/>
    </style:style>
    <style:style style:name="T18" style:family="text">
      <style:text-properties fo:color="#000000" fo:font-size="12pt" fo:font-weight="bold" style:font-name-asian="CMTT10" style:font-size-asian="12pt" style:font-name-complex="CMTT10" style:font-size-complex="12pt"/>
    </style:style>
    <style:style style:name="T19" style:family="text">
      <style:text-properties fo:color="#000000" fo:font-size="12pt" fo:font-style="italic" style:font-name-asian="CMTT10" style:font-size-asian="12pt" style:font-name-complex="CMTT10" style:font-size-complex="12pt"/>
    </style:style>
    <style:style style:name="T20" style:family="text">
      <style:text-properties fo:color="#000000" fo:font-size="12pt" fo:font-style="italic" style:font-name-asian="CMTT10" style:font-size-asian="12pt" style:font-style-asian="italic" style:font-name-complex="CMTT10" style:font-size-complex="12pt" style:font-style-complex="italic"/>
    </style:style>
    <style:style style:name="T21" style:family="text">
      <style:text-properties fo:color="#000000" fo:font-size="12pt" fo:font-style="normal" style:font-name-asian="CMTT10" style:font-size-asian="12pt" style:font-style-asian="normal" style:font-name-complex="CMTT10" style:font-size-complex="12pt" style:font-style-complex="normal"/>
    </style:style>
    <style:style style:name="T22" style:family="text">
      <style:text-properties fo:font-size="12pt"/>
    </style:style>
    <style:style style:name="T23" style:family="text">
      <style:text-properties style:font-size-asian="12pt"/>
    </style:style>
    <style:style style:name="T24" style:family="text">
      <style:text-properties style:font-weight-asian="normal"/>
    </style:style>
    <style:style style:name="T25" style:family="text">
      <style:text-properties style:font-size-complex="12pt"/>
    </style:style>
    <style:style style:name="T26" style:family="text">
      <style:text-properties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Gensidig udelukkelse og synkronisering</text:h>
      <text:p text:style-name="P1">(Kursusgang 4)</text:p>
      <text:list xml:id="list34573509" text:style-name="L1">
        <text:list-item>
          <text:p text:style-name="P2">Definition og brug.</text:p>
        </text:list-item>
        <text:list-item>
          <text:p text:style-name="P2">Metoder til opnåelse af gensidig udelukkelse.</text:p>
        </text:list-item>
      </text:list>
      <text:p text:style-name="P3">Anvendelse, realisering, mutex, race condition, denition og brug af semaforer, producer/consumer, implementation af semaforer, hardwareunderstøttelse (test-and-set, swap, exchange), udsultning (starvation), deadlocks, priority inversion, dining philosopher</text:p>
      <text:h text:style-name="Heading_20_2" text:outline-level="2">Definition og brug</text:h>
      <text:p text:style-name="Text_20_body"><text:span text:style-name="T4">Gensidig udelukkelse</text:span> er en tilstand hvor der blandt en mængde tråde kun er en enkelt tråd der kan tilgå en bestemt ressourcer eller udføre en bestemt del af programteksten.</text:p>
      <text:p text:style-name="Text_20_body"><text:span text:style-name="T4">Gensidig udelukkelse</text:span> kan <text:span text:style-name="T1">(</text:span><text:span text:style-name="T4">skal</text:span><text:span text:style-name="T1">)</text:span> bruges i kritiske regioner/section, dvs. programfragmenter der giver anledning til race conditions.</text:p>
      <text:p text:style-name="P4">Race conditions<text:span text:style-name="T1"> er en tilstand hvor resultatet afhænger af den relative hastighed af de enkelte tråde, dvs. det faktiske forløb af hændelserne i trådene.</text:span></text:p>
      <text:h text:style-name="Heading_20_2" text:outline-level="2">Metoder til opnåelse af gensidig udelukkelse</text:h>
      <text:p text:style-name="P7">Mutex<text:span text:style-name="T7"> – mutex-variabel afgør om en tråd's kritiske region må startes. Der kan indføres mutex via forskellige algoritmer (Dekker's, Peterson's), ved hjælpe af hardwareunderstøttelse (test-and-set, exchange) og via semafor og monitor.</text:span></text:p>
      <text:p text:style-name="P7"><text:span text:style-name="T7"/></text:p>
      <text:p text:style-name="P7">Hardwareunderstøttet</text:p>
      <text:p text:style-name="P5">Test-and-set<text:span text:style-name="T1"> er understøttet i moderne processorer. Den tester om en variabel er 0, og sætter samtidig variablen til 1, hvorefter den gamle værdi returneres. 0 indikerer at den kritiske region er ledig, og 1 indikerer at den er optaget. Hvis 0 returneres, køres tråden. Hvis 1 returneres er regionen optaget, og den kører </text:span>test-and-set <text:span text:style-name="T1">igen (busy wait – aktiv venten. Alternativ: </text:span>suspend <text:span text:style-name="T1">og lad anden tråd køre...). </text:span>Test-and-set <text:span text:style-name="T1">er én instruktion (atomisk). Hvis det havde været </text:span>test, og så set<text:span text:style-name="T1"> havdet det været 2 instruktioner, og havde dermed givet anledning til </text:span>race condition<text:span text:style-name="T1">. </text:span><text:span text:style-name="T9">Exchange </text:span><text:span text:style-name="T1">gør mere eller mindre det samme. En atomisk instruktion der bytter om på 2 variabler (A og B).</text:span></text:p>
      <text:p text:style-name="P6"><text:span text:style-name="T1"/></text:p>
      <text:p text:style-name="P6"><text:span text:style-name="T1">Semaforer</text:span></text:p>
      <text:p text:style-name="P7"><text:span text:style-name="T7">En semafor er en ikke-negativ heltalsvariabel (integer) med atomare operationer til inkrementering og dekrementering (+1/-1).</text:span></text:p>
      <text:p text:style-name="P7"><text:span text:style-name="T7">Operationer: </text:span></text:p>
      <text:p text:style-name="P7"><text:span text:style-name="T5">init(sem,n)</text:span><text:span text:style-name="T7"> – initialiserer semaforens værdi til n, hvor n vil blive et udtryk for hvor mange tråde der kan tilgå en given ressource på én gang. Hvis n er 1 til at starte med, vil den fungere som en mutex.</text:span></text:p>
      <text:p text:style-name="P7"><text:span text:style-name="T5">wait(sem)</text:span><text:span text:style-name="T7"> – dekrementerer semaforen, og blokerer hvis den allerede er nul.</text:span></text:p>
      <text:p text:style-name="P7"><text:span text:style-name="T5">signal(sem)</text:span><text:span text:style-name="T7"> – inkrementerer semaforens værdi, og vækker eventuel blokeret tråd.</text:span></text:p>
      <text:p text:style-name="P7"><text:span text:style-name="T7">Semaforer skal holde styr på wait-blokerede tråde, og vedligeholde en kø. Disse er sjældent hardwareunderstøttede. Kan give anledning til fairness-problemer i vækningsrækkefølgen.</text:span></text:p>
      <text:p text:style-name="P9"><text:span text:style-name="T7"/></text:p>
      <text:p text:style-name="P9"><text:soft-page-break/><text:span text:style-name="T7">Eksempel på brug af semafor:</text:span></text:p>
      <text:p text:style-name="P10"><text:span text:style-name="T7">Her bruges en semafor til at synkronisere to trådes relative tid:</text:span></text:p>
      <text:p text:style-name="P15"><text:span text:style-name="T7">float T;</text:span></text:p>
      <text:p text:style-name="P16">ready = new Semaphore(1);</text:p>
      <text:p text:style-name="P16"><text:tab/>thread P0<text:tab/><text:tab/><text:tab/><text:tab/> thread P1</text:p>
      <text:p text:style-name="P16"><text:tab/>{ <text:tab/><text:tab/><text:tab/><text:tab/><text:tab/>{</text:p>
      <text:p text:style-name="P17"><text:span text:style-name="T10"><text:tab/> <text:s text:c="3"/>T = </text:span><text:span text:style-name="T11">read_sensor()</text:span><text:span text:style-name="T10">; <text:tab/><text:tab/> <text:s text:c="3"/>ready.wait();</text:span></text:p>
      <text:p text:style-name="P17"><text:span text:style-name="T10"><text:tab/> <text:s text:c="3"/>ready.signal(); <text:tab/><text:tab/> <text:s text:c="3"/></text:span><text:span text:style-name="T11">massive_computation(T)</text:span><text:span text:style-name="T10">;</text:span></text:p>
      <text:p text:style-name="P16"><text:tab/>} <text:tab/><text:tab/><text:tab/><text:tab/><text:tab/> <text:s text:c="3"/>output();</text:p>
      <text:p text:style-name="P18"><text:span text:style-name="T13"><text:tab/><text:tab/><text:tab/><text:tab/><text:tab/><text:tab/>}</text:span></text:p>
      <text:p text:style-name="P11"><text:span text:style-name="T14">Her sikres at at tråd </text:span><text:span text:style-name="T15">P0</text:span><text:span text:style-name="T14"> og </text:span><text:span text:style-name="T15">read_sensor </text:span><text:span text:style-name="T14">køres før </text:span><text:span text:style-name="T15">massive_computation</text:span><text:span text:style-name="T14">.</text:span></text:p>
      <text:p text:style-name="P12"><text:span text:style-name="T14"/></text:p>
      <text:p text:style-name="P12"><text:span text:style-name="T14">Producer/consumer med flere semaforer</text:span></text:p>
      <text:p text:style-name="P13"><text:span text:style-name="T14">Vi har et eksempel med en tråd der fylder en buffer, og en tråd der tømmer bufferen. Bufferen har en vis størrelse. Det data der ligger i den, må ikke overskrives, så derfor er der en semafor til at holde styr på de brugte pladser i bufferen, og der er en semafor til at styre de ledige pladser i bufferen.</text:span></text:p>
      <text:p text:style-name="P13"><draw:frame draw:style-name="fr1" draw:name="grafik1" text:anchor-type="paragraph" svg:width="16.999cm" svg:height="11.194cm" draw:z-index="0"><draw:image xlink:href="Pictures/2000000700004A51000032567EC0D79F.svm" xlink:type="simple" xlink:show="embed" xlink:actuate="onLoad"/></draw:frame><text:span text:style-name="T14"/></text:p>
      <text:p text:style-name="P13"><text:span text:style-name="T14">Hvis der så skal være flere producers og consumers, så kan der inføres mutexes. (mutex.wait() over det orange, og mutex.signal() under det orange).</text:span></text:p>
      <text:p text:style-name="P13"><text:span text:style-name="T14"/></text:p>
      <text:p text:style-name="P12"><text:span text:style-name="T14">Mutex versus semafor</text:span></text:p>
      <text:list xml:id="list36493128" text:style-name="L2">
        <text:list-item>
          <text:p text:style-name="P14"><text:span text:style-name="T16">Mutex er en binær semafor (locked/unlocked)</text:span></text:p>
        </text:list-item>
        <text:list-item>
          <text:p text:style-name="P14"><text:span text:style-name="T16">En semafor er en generalisering af mutex.</text:span></text:p>
        </text:list-item>
      </text:list>
      <text:p text:style-name="P8"><text:soft-page-break/><text:span text:style-name="T17"/></text:p>
      <text:p text:style-name="P7"><text:span text:style-name="T17">Monitor</text:span></text:p>
      <text:p text:style-name="P8"><text:span text:style-name="T17">En monitor er en sproglig konstruktion til gensidig udelukkelse. Den indkapsler kritiske regioner, hvilkes garanteres af compileren.</text:span></text:p>
      <text:p text:style-name="P8"><text:span text:style-name="T17">Eksempel:</text:span></text:p>
      <text:p text:style-name="P20"><text:span text:style-name="T18">monitor class</text:span><text:span text:style-name="T17"> </text:span><text:span text:style-name="T19">Account</text:span><text:span text:style-name="T17"> {</text:span></text:p>
      <text:p text:style-name="Preformatted_20_Text"><text:s text:c="2"/><text:span text:style-name="T8">private</text:span> <text:span text:style-name="T3">int</text:span> balance := 0</text:p>
      <text:p text:style-name="Preformatted_20_Text"><text:s text:c="2"/><text:span text:style-name="T8">invariant</text:span> balance &gt;= 0</text:p>
      <text:p text:style-name="Preformatted_20_Text"/>
      <text:p text:style-name="Preformatted_20_Text"><text:s text:c="2"/><text:span text:style-name="T8">public method</text:span> <text:span text:style-name="T3">boolean</text:span> withdraw(<text:span text:style-name="T3">int</text:span> amount)</text:p>
      <text:p text:style-name="Preformatted_20_Text"><text:s text:c="5"/><text:span text:style-name="T8">precondition</text:span> amount &gt;= 0</text:p>
      <text:p text:style-name="Preformatted_20_Text"><text:s text:c="2"/>{</text:p>
      <text:p text:style-name="Preformatted_20_Text"><text:s text:c="4"/><text:span text:style-name="T8">if</text:span> balance &lt; amount <text:span text:style-name="T8">then</text:span> <text:span text:style-name="T8">return false</text:span></text:p>
      <text:p text:style-name="Preformatted_20_Text"><text:s text:c="4"/><text:span text:style-name="T8">else</text:span> { balance := balance - amount ; <text:span text:style-name="T8">return true</text:span> }</text:p>
      <text:p text:style-name="Preformatted_20_Text"><text:s text:c="2"/>}</text:p>
      <text:p text:style-name="Preformatted_20_Text"/>
      <text:p text:style-name="Preformatted_20_Text"><text:s text:c="2"/><text:span text:style-name="T8">public method</text:span> deposit(<text:span text:style-name="T3">int</text:span> amount)</text:p>
      <text:p text:style-name="Preformatted_20_Text"><text:s text:c="5"/><text:span text:style-name="T8">precondition</text:span> amount &gt;= 0</text:p>
      <text:p text:style-name="Preformatted_20_Text"><text:s text:c="2"/>{</text:p>
      <text:p text:style-name="Preformatted_20_Text"><text:s text:c="4"/>balance := balance + amount</text:p>
      <text:p text:style-name="Preformatted_20_Text"><text:s text:c="2"/>}</text:p>
      <text:p text:style-name="P21">}</text:p>
      <text:p text:style-name="P8"><text:span text:style-name="T17">Her er der en monitor der sikrer transaktioner på en bankkonto. Når en tråd eksekverer en metode i en monitor, så siges det at tråden "optager" monitoren. </text:span><text:span text:style-name="T20">Kun 1 tråd kan optager monitoren ad gangen</text:span><text:span text:style-name="T21">.</text:span></text:p>
      <text:p text:style-name="P8"><text:span text:style-name="T17">(Monitors blev først implementeret i Pascal, af C.A.R. Hoare og Per Brinch Hansen)</text:span></text:p>
      <text:h text:style-name="Heading_20_3" text:outline-level="3">Starvation, Priority inversion, Deadlocks, Dining Philosophers</text:h>
      <text:p text:style-name="Text_20_body">Se noter om Deadlock og Deadlock håndtering.</text:p>
      <text:p text:style-name="Text_20_body"/>
      <text:p text:style-name="P7"><text:span text:style-name="T17">Andet:</text:span></text:p>
      <text:p text:style-name="P8"><text:span text:style-name="T17">Semaforer i Java:</text:span></text:p>
      <text:p text:style-name="P8"><text:span text:style-name="T17">sem = New Semaphore(n) <text:s/><text:tab/>\\erklæring</text:span></text:p>
      <text:p text:style-name="P8"><text:span text:style-name="T17">sem.wait();<text:tab/><text:tab/><text:tab/>\\dekrementér</text:span></text:p>
      <text:p text:style-name="P8"><text:span text:style-name="T17">sem.signal(); <text:tab/><text:tab/><text:tab/>\\inkrementé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MTT10" svg:font-family="CMTT10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SimSun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1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SimSun1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H20M32S</meta:editing-duration>
    <meta:editing-cycles>8</meta:editing-cycles>
    <meta:generator>OpenOffice.org/3.3$Win32 OpenOffice.org_project/330m20$Build-9567</meta:generator>
    <dc:date>2011-06-07T17:04:03.64</dc:date>
    <dc:creator>Simon Frandsen</dc:creator>
    <meta:document-statistic meta:table-count="0" meta:image-count="1" meta:object-count="0" meta:page-count="3" meta:paragraph-count="64" meta:word-count="668" meta:character-count="4456"/>
    <meta:user-defined meta:name="Info 1"/>
    <meta:user-defined meta:name="Info 2"/>
    <meta:user-defined meta:name="Info 3"/>
    <meta:user-defined meta:name="Info 4"/>
  </office:meta>
</office:document-meta>
</file>